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0_7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10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1</text:p>
      <text:p text:style-name="P6">Fragment<text:tab/><text:tab/><text:tab/><text:tab/><text:tab/></text:p>
      <text:p text:style-name="P6">Pagination <text:tab/><text:tab/><text:tab/><text:tab/><text:tab/>N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For a funeral<text:span text:style-name="T2">/</text:span></text:p>
      <text:p text:style-name="P4"><text:span text:style-name="T2">My friends! <text:s/>A mornful[sic!] thought must needs/ force itself into our minds, whenever we follow/ a human being to the grave. <text:s/>Not because death/ has any terror for him who believes in a righteous/ God, but because our sympathies are awakened/ within us. <text:s/>We feel for those whose bereavement/ creates a void in their midst, which can never/ be filled. <text:s/>These sentiments, however, increase/ in intensity, when the object lost is an aged mother./ <text:s/>Her, who above all earthly friends, is the nearest/ and dearest to man's heart. <text:s/>It is no comfort/ to know that she had </text:span><text:span text:style-name="T3">over reached</text:span><text:span text:style-name="T4"> out lived the period allotted/ to mortals here below; on the contrary time fastens/ the knot which binds us to those who we love/ or respect. <text:s/>And if a tear will involuntarily/ flow, </text:span><text:span text:style-name="T3">at</text:span><text:span text:style-name="T4"> when parting with those at whose hands we/ received tokens of regard, what must children/ feel, </text:span><text:span text:style-name="T3">when</text:span><text:span text:style-name="T4"> at being for ever separated from/</text:span></text:p>
      <text:p text:style-name="P4"><text:span text:style-name="T4"/></text:p>
      <text:p text:style-name="P4"><text:span text:style-name="T4">[Page 2]</text:span></text:p>
      <text:p text:style-name="P4"><text:span text:style-name="T4">one, whom God appointed as their tutelary/ angel? <text:s/>The memory of the past must/ then crowd the mind. <text:s/>the years of innocence,/ when their heads were pillowed on their mother's/ breast. <text:s/>Her anxiety at the hour of sickness./ <text:s/>Her watchful care </text:span><text:span text:style-name="T3">for</text:span><text:span text:style-name="T4"> over their infant frames, all/ this &amp; kindred thoughts must be brought vividly back to their/ recollection; and they will deeply mourn./</text:span></text:p>
      <text:p text:style-name="P4"><text:span text:style-name="T4">Yet, my knowledge of our sister's offspring, who now/ surround her coffin, is not such as to enable/ me to say, whether their religious or moral/ character reflects honor on their deceased parent./ <text:s/>But I feel convinced that at this solemn/ moment they are drawn nearer to their heavenly/ Maker, and they pray for the repose of her, who/ first taught them to acknowledge his name./ <text:s/>As to the lamented being, </text:span><text:soft-page-break/><text:span text:style-name="T4">whose spirit has/ flown to the regions above, I am incapacitated/</text:span></text:p>
      <text:p text:style-name="P4"><text:span text:style-name="T4"/></text:p>
      <text:p text:style-name="P4"><text:span text:style-name="T4">[Page 3]</text:span></text:p>
      <text:p text:style-name="P4"><text:span text:style-name="T4">from speaking either in eulogistic terms or/ otherwise. <text:s/>I did in former years meet her occasionally at/ the house of a daughter, who has preceded her/ the the land of the blessed, but her age prevented/ her already from entering freely into familiar/ converse. <text:s/>This natural impediment, was ag-/gravated by a defect in her hearing./</text:span></text:p>
      <text:p text:style-name="P4"><text:span text:style-name="T4">Nevertheless, should I judge from her appearance/ at the house of God, I would say, that she was/ piously inclined; for it was decorous; and she/ attended worship with commendable regularity./ <text:s/>At late years, she withdrew altogether from society,/ and it was not since then my privilege to privately/ cultivate her acquaintance. <text:s/>In fact, my/ ignorance of her character would have counselled[sic!]/ silence, lest I did injustice to her memory./ <text:s/>But I could not refuse a request made by a/ member of my congregation, and I was induced/ to speak. <text:s/>Let me hope that the/ discharge of this duty, has not been barren of fruit./</text:span></text:p>
      <text:p text:style-name="P4"><text:span text:style-name="T4"/></text:p>
      <text:p text:style-name="P4"><text:span text:style-name="T4">[Page 4]</text:span></text:p>
      <text:p text:style-name="P4"><text:span text:style-name="T4">Let me hope, my dear friends, that our </text:span><text:span text:style-name="T3">gathering</text:span><text:span text:style-name="T4"> thoughts/ </text:span><text:span text:style-name="T3">around</text:span><text:span text:style-name="T4"> of the dead, has inspired us with awe for/ the great judge to whom we must sooner or/ later render an account of our deeds on earth./ <text:s/>Let me hope that this divine fear will be the/ means of cleansing us from human dross, and by/ spiritualizing our existence, secure unto us a/ place at the foot of the throne of mercy, even/ at that of our everlasting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5:39:41.20</meta:creation-date>
    <meta:document-statistic meta:table-count="0" meta:image-count="0" meta:object-count="0" meta:page-count="3" meta:paragraph-count="71" meta:word-count="711" meta:character-count="4435"/>
    <dc:date>2012-11-08T15:49:51.19</dc:date>
    <meta:editing-duration>PT10M10S</meta:editing-duration>
    <meta:editing-cycles>1</meta:editing-cycles>
    <meta:generator>OpenOffice.org/3.4.1$Win32 OpenOffice.org_project/341m1$Build-9593</meta:generator>
  </office:meta>
</office:document-meta>
</file>